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left" draw:textarea-vertical-align="top"/>
    </style:style>
    <style:style style:name="gr5" style:family="graphic" style:parent-style-name="standard">
      <style:graphic-properties draw:fill-color="#e6e6e6" draw:opacity="50%" draw:textarea-horizontal-align="left" draw:textarea-vertical-align="top" draw:shadow-opacity="50%"/>
    </style:style>
    <style:style style:name="gr6" style:family="graphic" style:parent-style-name="standard">
      <style:graphic-properties draw:fill-color="#ff9966" draw:textarea-horizontal-align="left" draw:textarea-vertical-align="top"/>
    </style:style>
    <style:style style:name="gr7" style:family="graphic" style:parent-style-name="standard">
      <style:graphic-properties draw:fill-color="#ffff99" draw:textarea-horizontal-align="left" draw:textarea-vertical-align="top"/>
    </style:style>
    <style:style style:name="gr8" style:family="graphic" style:parent-style-name="standard">
      <style:graphic-properties draw:fill-color="#94bd5e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2cm" svg:height="1cm" svg:x="1.1cm" svg:y="1.2cm">
          <text:p text:style-name="P1">Axis</text:p>
        </draw:rect>
        <draw:rect draw:style-name="gr1" draw:text-style-name="P1" draw:id="id2" draw:layer="layout" svg:width="3cm" svg:height="1cm" svg:x="4.2cm" svg:y="6.4cm">
          <text:p text:style-name="P1">Hierarchy</text:p>
        </draw:rect>
        <draw:connector draw:style-name="gr2" draw:text-style-name="P1" draw:layer="layout" draw:type="curve" svg:x1="2.1cm" svg:y1="2.2cm" svg:x2="5.7cm" svg:y2="6.4cm" draw:start-shape="id1" draw:start-glue-point="2" draw:end-shape="id2" draw:end-glue-point="0" svg:d="m2100 2200c0 3150 3600 1050 3600 4200">
          <text:p/>
        </draw:connector>
        <draw:rect draw:style-name="gr1" draw:text-style-name="P1" draw:id="id4" draw:layer="layout" svg:width="2.5cm" svg:height="1cm" svg:x="13.8cm" svg:y="3.8cm">
          <text:p text:style-name="P1">Tuple</text:p>
        </draw:rect>
        <draw:rect draw:style-name="gr1" draw:text-style-name="P1" draw:id="id3" draw:layer="layout" svg:width="2.5cm" svg:height="1cm" svg:x="18.1cm" svg:y="3.8cm">
          <text:p text:style-name="P1">Tuple</text:p>
        </draw:rect>
        <draw:connector draw:style-name="gr3" draw:text-style-name="P1" draw:layer="layout" draw:type="line" svg:x1="16.504cm" svg:y1="3.491cm" svg:x2="18.1cm" svg:y2="4.3cm" draw:end-shape="id3" svg:d="m16504 3491 1596 809">
          <text:p/>
        </draw:connector>
        <draw:connector draw:style-name="gr2" draw:text-style-name="P1" draw:layer="layout" draw:type="curve" svg:x1="2.1cm" svg:y1="2.2cm" svg:x2="13.8cm" svg:y2="4.3cm" draw:start-shape="id1" draw:start-glue-point="2" draw:end-shape="id4" draw:end-glue-point="3" svg:d="m2100 2200c0 1400 3900 2100 11700 2100">
          <text:p/>
        </draw:connector>
        <draw:connector draw:style-name="gr2" draw:text-style-name="P1" draw:layer="layout" draw:type="curve" svg:x1="15.05cm" svg:y1="3.8cm" svg:x2="3.1cm" svg:y2="1.7cm" draw:start-shape="id4" draw:start-glue-point="0" draw:end-shape="id1" draw:end-glue-point="1" svg:d="m15050 3800c0-1400-3983-2100-11950-2100">
          <text:p/>
        </draw:connector>
        <draw:connector draw:style-name="gr2" draw:text-style-name="P1" draw:layer="layout" draw:type="curve" svg:x1="19.35cm" svg:y1="3.8cm" svg:x2="3.1cm" svg:y2="1.7cm" draw:start-shape="id3" draw:start-glue-point="0" draw:end-shape="id1" draw:end-glue-point="1" svg:d="m19350 3800c0-1400-5416-2100-16250-2100">
          <text:p/>
        </draw:connector>
        <draw:rect draw:style-name="gr1" draw:text-style-name="P1" draw:id="id5" draw:layer="layout" svg:width="2.5cm" svg:height="1cm" svg:x="13.8cm" svg:y="8.7cm">
          <text:p text:style-name="P1">Member</text:p>
        </draw:rect>
        <draw:connector draw:style-name="gr2" draw:text-style-name="P1" draw:layer="layout" draw:type="curve" svg:x1="15.05cm" svg:y1="4.8cm" svg:x2="13.8cm" svg:y2="9.2cm" draw:start-shape="id4" draw:start-glue-point="2" draw:end-shape="id5" draw:end-glue-point="3" svg:d="m15050 4800c0 2925-876 2437-1376 2806s-625 1594 126 1594">
          <text:p/>
        </draw:connector>
        <draw:connector draw:style-name="gr2" draw:text-style-name="P1" draw:layer="layout" draw:type="curve" draw:line-skew="0.989cm" svg:x1="16.461cm" svg:y1="9.13cm" svg:x2="16.3cm" svg:y2="4.3cm" draw:end-shape="id4" draw:end-glue-point="1" svg:d="m16461 9130c1993 0 2074-4830-161-4830">
          <text:p/>
        </draw:connector>
        <draw:rect draw:style-name="gr1" draw:text-style-name="P1" draw:id="id6" draw:layer="layout" svg:width="2.5cm" svg:height="1cm" svg:x="13.8cm" svg:y="14.4cm">
          <text:p text:style-name="P1">Member</text:p>
        </draw:rect>
        <draw:connector draw:style-name="gr2" draw:text-style-name="P1" draw:layer="layout" draw:type="curve" draw:line-skew="-1.249cm" svg:x1="13.8cm" svg:y1="14.9cm" svg:x2="13.8cm" svg:y2="4.3cm" draw:start-shape="id6" draw:start-glue-point="3" draw:end-shape="id4" draw:end-glue-point="3" svg:d="m13800 14900c-2625 0-2625-10600 0-10600">
          <text:p/>
        </draw:connector>
        <draw:connector draw:style-name="gr3" draw:text-style-name="P1" draw:layer="layout" draw:type="line" svg:x1="15.05cm" svg:y1="9.7cm" svg:x2="15.05cm" svg:y2="14.4cm" draw:start-shape="id5" draw:start-glue-point="2" draw:end-shape="id6" svg:d="m15050 9700v4700">
          <text:p/>
        </draw:connector>
        <draw:connector draw:style-name="gr2" draw:text-style-name="P1" draw:layer="layout" draw:type="curve" draw:line-skew="-1.449cm" svg:x1="15.05cm" svg:y1="8.7cm" svg:x2="9.15cm" svg:y2="8.7cm" draw:start-shape="id5" draw:start-glue-point="0" draw:end-shape="id7" draw:end-glue-point="0" svg:d="m15050 8700c0-2925-5900-2925-5900 0">
          <text:p/>
        </draw:connector>
        <draw:rect draw:style-name="gr1" draw:text-style-name="P1" draw:id="id8" draw:layer="layout" svg:width="3cm" svg:height="1cm" svg:x="4.2cm" svg:y="14.4cm">
          <text:p text:style-name="P1">Hierarchy</text:p>
        </draw:rect>
        <draw:connector draw:style-name="gr3" draw:text-style-name="P1" draw:layer="layout" draw:type="line" svg:x1="5.7cm" svg:y1="7.4cm" svg:x2="5.7cm" svg:y2="14.4cm" draw:start-shape="id2" draw:start-glue-point="2" draw:end-shape="id8" draw:end-glue-point="0" svg:d="m5700 7400v7000">
          <text:p/>
        </draw:connector>
        <draw:connector draw:style-name="gr2" draw:text-style-name="P1" draw:layer="layout" draw:type="curve" svg:x1="13.8cm" svg:y1="14.9cm" svg:x2="7.2cm" svg:y2="14.9cm" draw:start-shape="id6" draw:start-glue-point="3" draw:end-shape="id8" svg:d="m13800 14900h-6600">
          <text:p/>
        </draw:connector>
        <draw:rect draw:style-name="gr1" draw:text-style-name="P1" draw:id="id10" draw:layer="layout" svg:width="2.5cm" svg:height="1cm" svg:x="18.1cm" svg:y="12.2cm">
          <text:p text:style-name="P1">Member</text:p>
        </draw:rect>
        <draw:rect draw:style-name="gr1" draw:text-style-name="P1" draw:id="id7" draw:layer="layout" svg:width="2.5cm" svg:height="1cm" svg:x="7.9cm" svg:y="8.7cm">
          <text:p text:style-name="P1">Level</text:p>
        </draw:rect>
        <draw:connector draw:style-name="gr2" draw:text-style-name="P1" draw:layer="layout" draw:type="curve" svg:x1="7.9cm" svg:y1="9.2cm" svg:x2="5.7cm" svg:y2="7.4cm" draw:start-shape="id7" draw:start-glue-point="3" draw:end-shape="id2" draw:end-glue-point="2" svg:d="m7900 9200c-1467 0-2200-600-2200-1800">
          <text:p/>
        </draw:connector>
        <draw:rect draw:style-name="gr1" draw:text-style-name="P1" draw:id="id9" draw:layer="layout" svg:width="2.5cm" svg:height="1cm" svg:x="7.9cm" svg:y="12.2cm">
          <text:p text:style-name="P1">Level</text:p>
        </draw:rect>
        <draw:connector draw:style-name="gr3" draw:text-style-name="P1" draw:layer="layout" draw:type="line" svg:x1="9.15cm" svg:y1="9.7cm" svg:x2="9.15cm" svg:y2="12.2cm" draw:start-shape="id7" draw:start-glue-point="2" draw:end-shape="id9" draw:end-glue-point="0" svg:d="m9150 9700v2500">
          <text:p/>
        </draw:connector>
        <draw:connector draw:style-name="gr2" draw:text-style-name="P1" draw:layer="layout" draw:type="curve" svg:x1="7.9cm" svg:y1="12.7cm" svg:x2="5.7cm" svg:y2="7.4cm" draw:start-shape="id9" draw:start-glue-point="3" draw:end-shape="id2" draw:end-glue-point="2" svg:d="m7900 12700c-1467 0-2200-1766-2200-5300">
          <text:p/>
        </draw:connector>
        <draw:connector draw:style-name="gr2" draw:text-style-name="P1" draw:layer="layout" draw:type="curve" svg:x1="7.2cm" svg:y1="6.9cm" svg:x2="9.15cm" svg:y2="8.7cm" draw:start-shape="id2" draw:start-glue-point="1" draw:end-shape="id7" draw:end-glue-point="0" svg:d="m7200 6900c1300 0 1950 600 1950 1800">
          <text:p/>
        </draw:connector>
        <draw:connector draw:style-name="gr2" draw:text-style-name="P1" draw:layer="layout" draw:type="curve" svg:x1="10.4cm" svg:y1="9.2cm" svg:x2="13.8cm" svg:y2="9.2cm" draw:start-shape="id7" draw:start-glue-point="1" draw:end-shape="id5" draw:end-glue-point="3" svg:d="m10400 9200h3400">
          <text:p/>
        </draw:connector>
        <draw:connector draw:style-name="gr2" draw:text-style-name="P1" draw:layer="layout" draw:type="curve" svg:x1="10.4cm" svg:y1="12.7cm" svg:x2="18.1cm" svg:y2="12.7cm" draw:start-shape="id9" draw:start-glue-point="1" draw:end-shape="id10" draw:end-glue-point="3" svg:d="m10400 12700h7700">
          <text:p/>
        </draw:connector>
        <draw:connector draw:style-name="gr2" draw:text-style-name="P1" draw:layer="layout" draw:type="curve" draw:line-skew="-0.549cm" svg:x1="19.35cm" svg:y1="12.2cm" svg:x2="9.15cm" svg:y2="12.2cm" draw:start-shape="id10" draw:start-glue-point="0" draw:end-shape="id9" draw:end-glue-point="0" svg:d="m19350 12200c0-1575-10200-1575-10200 0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1" draw:id="id11" draw:layer="layout" svg:width="2cm" svg:height="1cm" svg:x="1.1cm" svg:y="1.2cm">
          <text:p text:style-name="P1">Axis</text:p>
        </draw:rect>
        <draw:rect draw:style-name="gr1" draw:text-style-name="P1" draw:id="id12" draw:layer="layout" svg:width="3cm" svg:height="1cm" svg:x="4.2cm" svg:y="6.4cm">
          <text:p text:style-name="P1">Hierarchy</text:p>
        </draw:rect>
        <draw:connector draw:style-name="gr2" draw:text-style-name="P1" draw:layer="layout" draw:type="curve" svg:x1="2.1cm" svg:y1="2.2cm" svg:x2="5.7cm" svg:y2="6.4cm" draw:start-shape="id11" draw:start-glue-point="2" draw:end-shape="id12" draw:end-glue-point="0" svg:d="m2100 2200c0 3150 3600 1050 3600 4200">
          <text:p/>
        </draw:connector>
        <draw:rect draw:style-name="gr1" draw:text-style-name="P1" draw:id="id13" draw:layer="layout" svg:width="2.5cm" svg:height="1cm" svg:x="11.1cm" svg:y="3.8cm">
          <text:p text:style-name="P1">Tuple</text:p>
        </draw:rect>
        <draw:connector draw:style-name="gr2" draw:text-style-name="P1" draw:layer="layout" draw:type="curve" svg:x1="2.1cm" svg:y1="2.2cm" svg:x2="11.1cm" svg:y2="4.3cm" draw:start-shape="id11" draw:start-glue-point="2" draw:end-shape="id13" draw:end-glue-point="3" svg:d="m2100 2200c0 1400 3000 2100 9000 2100">
          <text:p/>
        </draw:connector>
        <draw:connector draw:style-name="gr2" draw:text-style-name="P1" draw:layer="layout" draw:type="curve" svg:x1="12.35cm" svg:y1="3.8cm" svg:x2="3.1cm" svg:y2="1.7cm" draw:start-shape="id13" draw:start-glue-point="0" draw:end-shape="id11" draw:end-glue-point="1" svg:d="m12350 3800c0-1400-3083-2100-9250-2100">
          <text:p/>
        </draw:connector>
        <draw:rect draw:style-name="gr1" draw:text-style-name="P1" draw:id="id14" draw:layer="layout" svg:width="2.5cm" svg:height="1cm" svg:x="14.2cm" svg:y="9.8cm">
          <text:p text:style-name="P1">Member</text:p>
        </draw:rect>
        <draw:connector draw:style-name="gr2" draw:text-style-name="P1" draw:layer="layout" draw:type="curve" svg:x1="12.35cm" svg:y1="4.8cm" svg:x2="14.2cm" svg:y2="10.3cm" draw:start-shape="id13" draw:start-glue-point="2" draw:end-shape="id14" draw:end-glue-point="3" svg:d="m12350 4800c0 3667 616 5500 1850 5500">
          <text:p/>
        </draw:connector>
        <draw:rect draw:style-name="gr1" draw:text-style-name="P1" draw:id="id18" draw:layer="layout" svg:width="2.5cm" svg:height="1cm" svg:x="17.1cm" svg:y="14.5cm">
          <text:p text:style-name="P1">Member</text:p>
        </draw:rect>
        <draw:connector draw:style-name="gr2" draw:text-style-name="P1" draw:layer="layout" draw:type="curve" svg:x1="15.45cm" svg:y1="9.8cm" svg:x2="13.6cm" svg:y2="4.3cm" draw:start-shape="id14" draw:start-glue-point="0" draw:end-shape="id13" draw:end-glue-point="1" svg:d="m15450 9800c0-3667-616-5500-1850-5500">
          <text:p/>
        </draw:connector>
        <draw:connector draw:style-name="gr2" draw:text-style-name="P1" draw:layer="layout" draw:type="curve" draw:line-skew="-1.449cm" svg:x1="15.45cm" svg:y1="9.8cm" svg:x2="9.15cm" svg:y2="8.7cm" draw:start-shape="id14" draw:start-glue-point="0" draw:end-shape="id15" draw:end-glue-point="0" svg:d="m15450 9800c0-4575-6300-4025-6300-1100">
          <text:p/>
        </draw:connector>
        <draw:rect draw:style-name="gr1" draw:text-style-name="P1" draw:id="id16" draw:layer="layout" svg:width="3cm" svg:height="1cm" svg:x="4.2cm" svg:y="16.6cm">
          <text:p text:style-name="P1">Hierarchy</text:p>
        </draw:rect>
        <draw:connector draw:style-name="gr3" draw:text-style-name="P1" draw:layer="layout" draw:type="line" svg:x1="5.7cm" svg:y1="7.4cm" svg:x2="5.7cm" svg:y2="16.6cm" draw:start-shape="id12" draw:start-glue-point="2" draw:end-shape="id16" draw:end-glue-point="0" svg:d="m5700 7400v9200">
          <text:p/>
        </draw:connector>
        <draw:rect draw:style-name="gr1" draw:text-style-name="P1" draw:id="id15" draw:layer="layout" svg:width="2.5cm" svg:height="1cm" svg:x="7.9cm" svg:y="8.7cm">
          <text:p text:style-name="P1">Level</text:p>
        </draw:rect>
        <draw:connector draw:style-name="gr2" draw:text-style-name="P1" draw:layer="layout" draw:type="curve" svg:x1="7.9cm" svg:y1="9.2cm" svg:x2="5.7cm" svg:y2="7.4cm" draw:start-shape="id15" draw:start-glue-point="3" draw:end-shape="id12" draw:end-glue-point="2" svg:d="m7900 9200c-1467 0-2200-600-2200-1800">
          <text:p/>
        </draw:connector>
        <draw:rect draw:style-name="gr1" draw:text-style-name="P1" draw:id="id17" draw:layer="layout" svg:width="2.5cm" svg:height="1cm" svg:x="7.9cm" svg:y="14.5cm">
          <text:p text:style-name="P1">Level</text:p>
        </draw:rect>
        <draw:connector draw:style-name="gr3" draw:text-style-name="P1" draw:layer="layout" draw:type="line" svg:x1="9.15cm" svg:y1="9.7cm" svg:x2="9.15cm" svg:y2="14.5cm" draw:start-shape="id15" draw:start-glue-point="2" draw:end-shape="id17" draw:end-glue-point="0" svg:d="m9150 9700v4800">
          <text:p/>
        </draw:connector>
        <draw:connector draw:style-name="gr2" draw:text-style-name="P1" draw:layer="layout" draw:type="curve" svg:x1="7.9cm" svg:y1="15cm" svg:x2="5.7cm" svg:y2="7.4cm" draw:start-shape="id17" draw:start-glue-point="3" draw:end-shape="id12" draw:end-glue-point="2" svg:d="m7900 15000c-1467 0-2200-2533-2200-7600">
          <text:p/>
        </draw:connector>
        <draw:connector draw:style-name="gr2" draw:text-style-name="P1" draw:layer="layout" draw:type="curve" svg:x1="7.2cm" svg:y1="6.9cm" svg:x2="9.15cm" svg:y2="8.7cm" draw:start-shape="id12" draw:start-glue-point="1" draw:end-shape="id15" draw:end-glue-point="0" svg:d="m7200 6900c1300 0 1950 600 1950 1800">
          <text:p/>
        </draw:connector>
        <draw:connector draw:style-name="gr2" draw:text-style-name="P1" draw:layer="layout" draw:type="curve" svg:x1="10.4cm" svg:y1="9.2cm" svg:x2="14.2cm" svg:y2="10.3cm" draw:start-shape="id15" draw:start-glue-point="1" draw:end-shape="id14" draw:end-glue-point="3" svg:d="m10400 9200c2850 0 950 1100 3800 1100">
          <text:p/>
        </draw:connector>
        <draw:connector draw:style-name="gr3" draw:text-style-name="P1" draw:layer="layout" draw:type="curve" draw:line-skew="0.201cm" svg:x1="14.2cm" svg:y1="10.3cm" svg:x2="17.1cm" svg:y2="15cm" draw:start-shape="id14" draw:start-glue-point="3" draw:end-shape="id18" draw:end-glue-point="3" svg:d="m14200 10300c-450 0-1900 4700 2900 4700">
          <text:p/>
        </draw:connector>
        <draw:connector draw:style-name="gr2" draw:text-style-name="P1" draw:layer="layout" draw:type="curve" svg:x1="18.35cm" svg:y1="14.5cm" svg:x2="13.6cm" svg:y2="4.3cm" draw:start-shape="id18" draw:start-glue-point="0" draw:end-shape="id13" draw:end-glue-point="1" svg:d="m18350 14500c0-6800-1583-10200-4750-10200">
          <text:p/>
        </draw:connector>
        <draw:connector draw:style-name="gr2" draw:text-style-name="P1" draw:layer="layout" draw:type="curve" svg:x1="10.4cm" svg:y1="15cm" svg:x2="17.1cm" svg:y2="15cm" draw:start-shape="id17" draw:start-glue-point="1" draw:end-shape="id18" draw:end-glue-point="3" svg:d="m10400 15000h6700">
          <text:p/>
        </draw:connector>
        <draw:connector draw:style-name="gr2" draw:text-style-name="P1" draw:layer="layout" draw:type="curve" draw:line-skew="-1.437cm" svg:x1="18.35cm" svg:y1="14.5cm" svg:x2="9.15cm" svg:y2="14.5cm" draw:start-shape="id18" draw:start-glue-point="0" draw:end-shape="id17" draw:end-glue-point="0" svg:d="m18350 14500c0-2907-9200-2907-9200 0">
          <text:p/>
        </draw:connector>
        <draw:rect draw:style-name="gr1" draw:text-style-name="P1" draw:id="id19" draw:layer="layout" svg:width="2.5cm" svg:height="1cm" svg:x="21.5cm" svg:y="14.5cm">
          <text:p text:style-name="P1">Member</text:p>
        </draw:rect>
        <draw:connector draw:style-name="gr2" draw:text-style-name="P1" draw:layer="layout" draw:type="curve" draw:line-skew="-4.525cm" svg:x1="22.75cm" svg:y1="14.5cm" svg:x2="13.6cm" svg:y2="4.3cm" draw:start-shape="id19" draw:start-glue-point="0" svg:d="m22750 14500c0-14812-9150-9713-9150-10200">
          <text:p/>
        </draw:connector>
        <draw:connector draw:style-name="gr2" draw:text-style-name="P1" draw:layer="layout" draw:type="curve" draw:line-skew="-1.749cm" svg:x1="22.75cm" svg:y1="14.5cm" svg:x2="9.15cm" svg:y2="14.5cm" draw:start-shape="id19" draw:start-glue-point="0" draw:end-shape="id17" draw:end-glue-point="0" svg:d="m22750 14500c0-3375-13600-3375-13600 0">
          <text:p/>
        </draw:connector>
        <draw:connector draw:style-name="gr2" draw:text-style-name="P1" draw:layer="layout" draw:type="curve" svg:x1="18.35cm" svg:y1="14.5cm" svg:x2="15.45cm" svg:y2="10.8cm" draw:start-shape="id18" draw:start-glue-point="0" draw:end-shape="id14" draw:end-glue-point="2" svg:d="m18350 14500c0-2775-2900-925-2900-3700">
          <text:p/>
        </draw:connector>
        <draw:connector draw:style-name="gr2" draw:text-style-name="P1" draw:layer="layout" draw:type="curve" draw:line-skew="-0.65cm" svg:x1="22.75cm" svg:y1="14.5cm" svg:x2="15.45cm" svg:y2="10.8cm" draw:start-shape="id19" draw:start-glue-point="0" draw:end-shape="id14" svg:d="m22750 14500c0-3750-7300-1900-7300-3700">
          <text:p/>
        </draw:connector>
      </draw:page>
      <draw:page draw:name="page3" draw:style-name="dp1" draw:master-page-name="Default">
        <office:forms form:automatic-focus="false" form:apply-design-mode="false"/>
        <draw:rect draw:style-name="gr4" draw:text-style-name="P1" draw:layer="layout" svg:width="25cm" svg:height="17cm" svg:x="2.5cm" svg:y="2cm">
          <text:p text:style-name="P1">Axis</text:p>
        </draw:rect>
        <draw:rect draw:style-name="gr4" draw:text-style-name="P1" draw:layer="layout" svg:width="22cm" svg:height="6cm" svg:x="4.5cm" svg:y="3.6cm">
          <text:p text:style-name="P1">Hierarchy</text:p>
        </draw:rect>
        <draw:rect draw:style-name="gr4" draw:text-style-name="P1" draw:layer="layout" svg:width="22cm" svg:height="6cm" svg:x="4.5cm" svg:y="10.4cm">
          <text:p text:style-name="P1">Hierarchy</text:p>
        </draw:rect>
        <draw:rect draw:style-name="gr4" draw:text-style-name="P1" draw:layer="layout" svg:width="18cm" svg:height="2cm" svg:x="7.5cm" svg:y="4.6cm">
          <text:p text:style-name="P1">Level</text:p>
        </draw:rect>
        <draw:rect draw:style-name="gr4" draw:text-style-name="P1" draw:layer="layout" svg:width="18cm" svg:height="2.2cm" svg:x="7.5cm" svg:y="6.9cm">
          <text:p text:style-name="P1">Level</text:p>
        </draw:rect>
        <draw:rect draw:style-name="gr4" draw:text-style-name="P1" draw:layer="layout" svg:width="18cm" svg:height="2cm" svg:x="7.5cm" svg:y="11.4cm">
          <text:p text:style-name="P1">Level</text:p>
        </draw:rect>
        <draw:rect draw:style-name="gr4" draw:text-style-name="P1" draw:layer="layout" svg:width="18cm" svg:height="2.2cm" svg:x="7.5cm" svg:y="13.7cm">
          <text:p text:style-name="P1">Level</text:p>
        </draw:rect>
        <draw:rect draw:style-name="gr5" draw:text-style-name="P1" draw:layer="layout" svg:width="3.3cm" svg:height="14.9cm" svg:x="9.5cm" svg:y="2.6cm">
          <text:p text:style-name="P1">Tuple</text:p>
        </draw:rect>
        <draw:rect draw:style-name="gr4" draw:text-style-name="P1" draw:layer="layout" svg:width="2.7cm" svg:height="1cm" svg:x="9.8cm" svg:y="11.9cm">
          <text:p text:style-name="P1">Member</text:p>
        </draw:rect>
        <draw:rect draw:style-name="gr5" draw:text-style-name="P1" draw:layer="layout" svg:width="3.4cm" svg:height="14.9cm" svg:x="12.9cm" svg:y="2.6cm">
          <text:p text:style-name="P1">Tuple</text:p>
        </draw:rect>
        <draw:rect draw:style-name="gr4" draw:text-style-name="P1" draw:layer="layout" svg:width="2.8cm" svg:height="1cm" svg:x="13.2cm" svg:y="11.9cm">
          <text:p text:style-name="P1">Member</text:p>
        </draw:rect>
        <draw:rect draw:style-name="gr5" draw:text-style-name="P1" draw:layer="layout" svg:width="3.4cm" svg:height="14.9cm" svg:x="16.5cm" svg:y="2.6cm">
          <text:p text:style-name="P1">Tuple</text:p>
        </draw:rect>
        <draw:rect draw:style-name="gr4" draw:text-style-name="P1" draw:layer="layout" svg:width="2.9cm" svg:height="1cm" svg:x="16.7cm" svg:y="7.7cm">
          <text:p text:style-name="P1">Member</text:p>
        </draw:rect>
        <draw:rect draw:style-name="gr4" draw:text-style-name="P1" draw:layer="layout" svg:width="2.9cm" svg:height="1cm" svg:x="16.7cm" svg:y="14.3cm">
          <text:p text:style-name="P1">Member</text:p>
        </draw:rect>
        <draw:rect draw:style-name="gr5" draw:text-style-name="P1" draw:layer="layout" svg:width="3.4cm" svg:height="14.9cm" svg:x="20.1cm" svg:y="2.6cm">
          <text:p text:style-name="P1">Tuple</text:p>
        </draw:rect>
        <draw:rect draw:style-name="gr4" draw:text-style-name="P1" draw:layer="layout" svg:width="2.9cm" svg:height="1cm" svg:x="20.4cm" svg:y="14.3cm">
          <text:p text:style-name="P1">Member</text:p>
        </draw:rect>
        <draw:rect draw:style-name="gr4" draw:text-style-name="P1" draw:layer="layout" svg:width="2.9cm" svg:height="1cm" svg:x="20.3cm" svg:y="7.7cm">
          <text:p text:style-name="P1">Member</text:p>
        </draw:rect>
        <draw:rect draw:style-name="gr4" draw:text-style-name="P1" draw:layer="layout" svg:width="6.2cm" svg:height="1cm" svg:x="9.8cm" svg:y="5.3cm">
          <text:p text:style-name="P1">Member</text:p>
        </draw:rect>
      </draw:page>
      <draw:page draw:name="page4" draw:style-name="dp1" draw:master-page-name="Default">
        <office:forms form:automatic-focus="false" form:apply-design-mode="false"/>
        <draw:rect draw:style-name="gr6" draw:text-style-name="P2" draw:layer="layout" svg:width="29.7cm" svg:height="11.5cm" svg:x="0cm" svg:y="0.5cm">
          <text:p text:style-name="P1"><text:span text:style-name="T1">Columns</text:span></text:p>
        </draw:rect>
        <draw:rect draw:style-name="gr4" draw:text-style-name="P3" draw:layer="layout" svg:width="29cm" svg:height="5.2cm" svg:x="0.5cm" svg:y="1.9cm">
          <text:p text:style-name="P1"><text:span text:style-name="T2">Y-Q</text:span></text:p>
        </draw:rect>
        <draw:rect draw:style-name="gr4" draw:text-style-name="P2" draw:layer="layout" svg:width="27.5cm" svg:height="4.3cm" svg:x="2cm" svg:y="7.4cm">
          <text:p text:style-name="P1"><text:span text:style-name="T1">Product</text:span></text:p>
        </draw:rect>
        <draw:rect draw:style-name="gr7" draw:text-style-name="P2" draw:layer="layout" svg:width="26cm" svg:height="1.4cm" svg:x="2.5cm" svg:y="8.3cm">
          <text:p text:style-name="P1"><text:span text:style-name="T1">1 (All)</text:span></text:p>
        </draw:rect>
        <draw:rect draw:style-name="gr7" draw:text-style-name="P2" draw:layer="layout" svg:width="26.5cm" svg:height="1.4cm" svg:x="2cm" svg:y="5.5cm">
          <text:p text:style-name="P1"><text:span text:style-name="T1">3 (Qrtr)</text:span></text:p>
        </draw:rect>
        <draw:rect draw:style-name="gr7" draw:text-style-name="P2" draw:layer="layout" svg:width="27.5cm" svg:height="1.3cm" svg:x="1cm" svg:y="2.6cm">
          <text:p text:style-name="P1"><text:span text:style-name="T1">1 (All)</text:span></text:p>
        </draw:rect>
        <draw:rect draw:style-name="gr7" draw:text-style-name="P2" draw:layer="layout" svg:width="27cm" svg:height="1.4cm" svg:x="1.5cm" svg:y="4cm">
          <text:p text:style-name="P1"><text:span text:style-name="T1">2 (Year)</text:span></text:p>
        </draw:rect>
        <draw:rect draw:style-name="gr7" draw:text-style-name="P2" draw:layer="layout" svg:width="25.5cm" svg:height="1.6cm" svg:x="3cm" svg:y="9.8cm">
          <text:p text:style-name="P1"><text:span text:style-name="T1">2 (Ctgry)</text:span></text:p>
        </draw:rect>
        <draw:rect draw:style-name="gr5" draw:text-style-name="P2" draw:layer="layout" svg:width="2.4cm" svg:height="18cm" svg:x="8.1cm" svg:y="0.9cm">
          <text:p text:style-name="P1"><text:span text:style-name="T1">T2</text:span></text:p>
        </draw:rect>
        <draw:rect draw:style-name="gr5" draw:text-style-name="P2" draw:layer="layout" svg:width="2.4cm" svg:height="18cm" svg:x="10.6cm" svg:y="0.9cm">
          <text:p text:style-name="P1"><text:span text:style-name="T1">T3</text:span></text:p>
        </draw:rect>
        <draw:rect draw:style-name="gr5" draw:text-style-name="P2" draw:layer="layout" svg:width="2.4cm" svg:height="18cm" svg:x="13.1cm" svg:y="0.9cm">
          <text:p text:style-name="P1"><text:span text:style-name="T1">T4</text:span></text:p>
        </draw:rect>
        <draw:rect draw:style-name="gr5" draw:text-style-name="P2" draw:layer="layout" svg:width="2.4cm" svg:height="18cm" svg:x="15.6cm" svg:y="0.9cm">
          <text:p text:style-name="P1"><text:span text:style-name="T1">T5</text:span></text:p>
        </draw:rect>
        <draw:rect draw:style-name="gr5" draw:text-style-name="P2" draw:layer="layout" svg:width="2.3cm" svg:height="18cm" svg:x="5.7cm" svg:y="0.9cm">
          <text:p text:style-name="P1"><text:span text:style-name="T1">T1</text:span></text:p>
        </draw:rect>
        <draw:rect draw:style-name="gr8" draw:text-style-name="P2" draw:id="id23" draw:layer="layout" svg:width="2cm" svg:height="1cm" svg:x="8.3cm" svg:y="10.2cm">
          <text:p text:style-name="P1"><text:span text:style-name="T1">Drink</text:span></text:p>
        </draw:rect>
        <draw:rect draw:style-name="gr8" draw:text-style-name="P2" draw:id="id25" draw:layer="layout" svg:width="1.9cm" svg:height="1cm" svg:x="11cm" svg:y="10.2cm">
          <text:p text:style-name="P1"><text:span text:style-name="T1">Food</text:span></text:p>
        </draw:rect>
        <draw:rect draw:style-name="gr8" draw:text-style-name="P2" draw:id="id22" draw:layer="layout" svg:width="6.9cm" svg:height="1cm" svg:x="5.9cm" svg:y="2.8cm">
          <text:p text:style-name="P1"><text:span text:style-name="T1">All</text:span></text:p>
        </draw:rect>
        <draw:rect draw:style-name="gr8" draw:text-style-name="P2" draw:id="id24" draw:layer="layout" svg:width="1.7cm" svg:height="1cm" svg:x="5.9cm" svg:y="8.5cm">
          <text:p text:style-name="P1"><text:span text:style-name="T1">All</text:span></text:p>
        </draw:rect>
        <draw:rect draw:style-name="gr8" draw:text-style-name="P2" draw:id="id26" draw:layer="layout" svg:width="2cm" svg:height="1cm" svg:x="15.8cm" svg:y="10.2cm">
          <text:p text:style-name="P1"><text:span text:style-name="T1">Drink</text:span></text:p>
        </draw:rect>
        <draw:rect draw:style-name="gr8" draw:text-style-name="P2" draw:id="id27" draw:layer="layout" svg:width="1.7cm" svg:height="1cm" svg:x="13.4cm" svg:y="8.5cm">
          <text:p text:style-name="P1"><text:span text:style-name="T1">All</text:span></text:p>
        </draw:rect>
        <draw:rect draw:style-name="gr5" draw:text-style-name="P2" draw:layer="layout" svg:width="2.4cm" svg:height="18cm" svg:x="18.1cm" svg:y="0.9cm">
          <text:p text:style-name="P1"><text:span text:style-name="T1">T6</text:span></text:p>
        </draw:rect>
        <draw:rect draw:style-name="gr8" draw:text-style-name="P2" draw:id="id21" draw:layer="layout" svg:width="6.8cm" svg:height="1cm" svg:x="13.4cm" svg:y="4.2cm">
          <text:p text:style-name="P1"><text:span text:style-name="T1">1999</text:span></text:p>
        </draw:rect>
        <draw:rect draw:style-name="gr8" draw:text-style-name="P2" draw:id="id28" draw:layer="layout" svg:width="1.9cm" svg:height="1cm" svg:x="18.5cm" svg:y="10.2cm">
          <text:p text:style-name="P1"><text:span text:style-name="T1">Food</text:span></text:p>
        </draw:rect>
        <draw:rect draw:style-name="gr5" draw:text-style-name="P2" draw:layer="layout" svg:width="2.4cm" svg:height="18cm" svg:x="20.6cm" svg:y="0.9cm">
          <text:p text:style-name="P1"><text:span text:style-name="T1">T7</text:span></text:p>
        </draw:rect>
        <draw:rect draw:style-name="gr5" draw:text-style-name="P2" draw:layer="layout" svg:width="2.4cm" svg:height="18cm" svg:x="23.1cm" svg:y="0.9cm">
          <text:p text:style-name="P1"><text:span text:style-name="T1">T8</text:span></text:p>
        </draw:rect>
        <draw:rect draw:style-name="gr5" draw:text-style-name="P2" draw:layer="layout" svg:width="2.4cm" svg:height="18cm" svg:x="25.6cm" svg:y="0.9cm">
          <text:p text:style-name="P1"><text:span text:style-name="T1">T9</text:span></text:p>
        </draw:rect>
        <draw:rect draw:style-name="gr8" draw:text-style-name="P2" draw:id="id20" draw:layer="layout" svg:width="7.1cm" svg:height="1cm" svg:x="20.8cm" svg:y="5.7cm">
          <text:p text:style-name="P1"><text:span text:style-name="T1">Q1</text:span></text:p>
        </draw:rect>
        <draw:connector draw:style-name="gr2" draw:text-style-name="P1" draw:layer="layout" draw:type="curve" draw:line-skew="7.058cm 1.801cm" svg:x1="20.8cm" svg:y1="6.2cm" svg:x2="20.2cm" svg:y2="4.7cm" draw:start-shape="id20" draw:start-glue-point="3" draw:end-shape="id21" draw:end-glue-point="1" svg:d="m20800 6200c-1264 0-843-700-471-700s622-800-129-800">
          <text:p/>
        </draw:connector>
        <draw:rect draw:style-name="gr8" draw:text-style-name="P2" draw:id="id29" draw:layer="layout" svg:width="2cm" svg:height="1cm" svg:x="23.3cm" svg:y="10.2cm">
          <text:p text:style-name="P1"><text:span text:style-name="T1">Drink</text:span></text:p>
        </draw:rect>
        <draw:rect draw:style-name="gr8" draw:text-style-name="P2" draw:id="id30" draw:layer="layout" svg:width="1.7cm" svg:height="1cm" svg:x="20.9cm" svg:y="8.5cm">
          <text:p text:style-name="P1"><text:span text:style-name="T1">All</text:span></text:p>
        </draw:rect>
        <draw:rect draw:style-name="gr8" draw:text-style-name="P2" draw:id="id31" draw:layer="layout" svg:width="1.9cm" svg:height="1cm" svg:x="25.8cm" svg:y="10.2cm">
          <text:p text:style-name="P1"><text:span text:style-name="T1">Food</text:span></text:p>
        </draw:rect>
        <draw:connector draw:style-name="gr2" draw:text-style-name="P1" draw:layer="layout" draw:type="curve" draw:line-skew="7.076cm 1.701cm" svg:x1="13.4cm" svg:y1="4.7cm" svg:x2="12.8cm" svg:y2="3.3cm" draw:start-shape="id21" draw:start-glue-point="3" draw:end-shape="id22" draw:end-glue-point="1" svg:d="m13400 4700c-1387 0-925-700-512-700s663-700-88-700">
          <text:p/>
        </draw:connector>
        <draw:connector draw:style-name="gr2" draw:text-style-name="P1" draw:layer="layout" draw:type="curve" draw:line-skew="2.326cm 2.001cm 0.274cm" svg:x1="8.3cm" svg:y1="10.7cm" svg:x2="7.6cm" svg:y2="9cm" draw:start-shape="id23" draw:start-glue-point="3" draw:end-shape="id24" draw:end-glue-point="1" svg:d="m8300 10700c-862 0-575-700-250-700s712-1000-450-1000">
          <text:p/>
        </draw:connector>
        <draw:connector draw:style-name="gr2" draw:text-style-name="P1" draw:layer="layout" draw:type="curve" draw:line-skew="1cm" svg:x1="11cm" svg:y1="10.7cm" svg:x2="7.6cm" svg:y2="9cm" draw:start-shape="id25" draw:start-glue-point="3" draw:end-shape="id24" svg:d="m11000 10700c-1050 0 650-1700-3400-1700">
          <text:p/>
        </draw:connector>
        <draw:connector draw:style-name="gr2" draw:text-style-name="P1" draw:layer="layout" draw:type="curve" draw:line-skew="2.326cm 2.001cm 0.274cm" svg:x1="15.8cm" svg:y1="10.7cm" svg:x2="15.1cm" svg:y2="9cm" draw:start-shape="id26" draw:start-glue-point="3" draw:end-shape="id27" draw:end-glue-point="1" svg:d="m15800 10700c-862 0-575-700-250-700s712-1000-450-1000">
          <text:p/>
        </draw:connector>
        <draw:connector draw:style-name="gr2" draw:text-style-name="P1" draw:layer="layout" draw:type="curve" draw:line-skew="1cm" svg:x1="18.5cm" svg:y1="10.7cm" svg:x2="15.1cm" svg:y2="9cm" draw:start-shape="id28" draw:start-glue-point="3" draw:end-shape="id27" svg:d="m18500 10700c-1050 0 650-1700-3400-1700">
          <text:p/>
        </draw:connector>
        <draw:connector draw:style-name="gr2" draw:text-style-name="P1" draw:layer="layout" draw:type="curve" draw:line-skew="2.326cm 2.089cm 0.274cm" svg:x1="23.3cm" svg:y1="10.7cm" svg:x2="22.6cm" svg:y2="9cm" draw:start-shape="id29" draw:start-glue-point="3" draw:end-shape="id30" draw:end-glue-point="1" svg:d="m23300 10700c-862 0-575-612-250-612s712-1088-450-1088">
          <text:p/>
        </draw:connector>
        <draw:connector draw:style-name="gr2" draw:text-style-name="P1" draw:layer="layout" draw:type="curve" draw:line-skew="1cm" svg:x1="25.8cm" svg:y1="10.7cm" svg:x2="22.6cm" svg:y2="9cm" draw:start-shape="id31" draw:start-glue-point="3" draw:end-shape="id30" draw:end-glue-point="1" svg:d="m25800 10700c-900 0 700-1700-3200-1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land Bouman</meta:initial-creator>
    <meta:creation-date>2010-02-18T07:51:43.68</meta:creation-date>
    <dc:date>2010-02-20T00:04:31.28</dc:date>
    <dc:creator>Roland Bouman</dc:creator>
    <meta:editing-duration>PT06H09M48S</meta:editing-duration>
    <meta:editing-cycles>16</meta:editing-cycles>
    <meta:generator>OpenOffice.org/3.1$Win32 OpenOffice.org_project/310m11$Build-9399</meta:generator>
    <meta:document-statistic meta:object-count="113"/>
  </office:meta>
</office:document-meta>
</file>